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0813466666667" calcext:value-type="float">
            <text:p>3.10813</text:p>
          </table:table-cell>
          <table:table-cell office:value-type="float" office:value="2.209604" calcext:value-type="float">
            <text:p>2.2096</text:p>
          </table:table-cell>
          <table:table-cell office:value-type="float" office:value="6.918304" calcext:value-type="float">
            <text:p>6.918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0262266666667" calcext:value-type="float">
            <text:p>3.10262</text:p>
          </table:table-cell>
          <table:table-cell office:value-type="float" office:value="2.22958666666667" calcext:value-type="float">
            <text:p>2.22959</text:p>
          </table:table-cell>
          <table:table-cell office:value-type="float" office:value="7.029296" calcext:value-type="float">
            <text:p>7.02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8862533333333" calcext:value-type="float">
            <text:p>2.98863</text:p>
          </table:table-cell>
          <table:table-cell office:value-type="float" office:value="2.19363066666667" calcext:value-type="float">
            <text:p>2.19363</text:p>
          </table:table-cell>
          <table:table-cell office:value-type="float" office:value="4.92304" calcext:value-type="float">
            <text:p>4.923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985828" calcext:value-type="float">
            <text:p>2.98583</text:p>
          </table:table-cell>
          <table:table-cell office:value-type="float" office:value="2.24131333333333" calcext:value-type="float">
            <text:p>2.24131</text:p>
          </table:table-cell>
          <table:table-cell office:value-type="float" office:value="5.517248" calcext:value-type="float">
            <text:p>5.517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7023733333333" calcext:value-type="float">
            <text:p>2.97024</text:p>
          </table:table-cell>
          <table:table-cell office:value-type="float" office:value="2.19280133333333" calcext:value-type="float">
            <text:p>2.1928</text:p>
          </table:table-cell>
          <table:table-cell office:value-type="float" office:value="6.874288" calcext:value-type="float">
            <text:p>6.874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9632" calcext:value-type="float">
            <text:p>2.9632</text:p>
          </table:table-cell>
          <table:table-cell office:value-type="float" office:value="2.335612" calcext:value-type="float">
            <text:p>2.33561</text:p>
          </table:table-cell>
          <table:table-cell office:value-type="float" office:value="6.599152" calcext:value-type="float">
            <text:p>6.599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5969866666667" calcext:value-type="float">
            <text:p>2.9597</text:p>
          </table:table-cell>
          <table:table-cell office:value-type="float" office:value="2.16210666666667" calcext:value-type="float">
            <text:p>2.16211</text:p>
          </table:table-cell>
          <table:table-cell office:value-type="float" office:value="5.769968" calcext:value-type="float">
            <text:p>5.769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4629466666667" calcext:value-type="float">
            <text:p>2.94629</text:p>
          </table:table-cell>
          <table:table-cell office:value-type="float" office:value="2.20270533333333" calcext:value-type="float">
            <text:p>2.20271</text:p>
          </table:table-cell>
          <table:table-cell office:value-type="float" office:value="5.427712" calcext:value-type="float">
            <text:p>5.4277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3304533333333" calcext:value-type="float">
            <text:p>2.93305</text:p>
          </table:table-cell>
          <table:table-cell office:value-type="float" office:value="2.36701066666667" calcext:value-type="float">
            <text:p>2.36701</text:p>
          </table:table-cell>
          <table:table-cell office:value-type="float" office:value="6.1104" calcext:value-type="float">
            <text:p>6.11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3140666666667" calcext:value-type="float">
            <text:p>2.93141</text:p>
          </table:table-cell>
          <table:table-cell office:value-type="float" office:value="2.207916" calcext:value-type="float">
            <text:p>2.20792</text:p>
          </table:table-cell>
          <table:table-cell office:value-type="float" office:value="5.575456" calcext:value-type="float">
            <text:p>5.575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242" calcext:value-type="float">
            <text:p>2.9242</text:p>
          </table:table-cell>
          <table:table-cell office:value-type="float" office:value="2.13338533333333" calcext:value-type="float">
            <text:p>2.13339</text:p>
          </table:table-cell>
          <table:table-cell office:value-type="float" office:value="5.801616" calcext:value-type="float">
            <text:p>5.801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2190933333333" calcext:value-type="float">
            <text:p>2.92191</text:p>
          </table:table-cell>
          <table:table-cell office:value-type="float" office:value="2.37225733333333" calcext:value-type="float">
            <text:p>2.37226</text:p>
          </table:table-cell>
          <table:table-cell office:value-type="float" office:value="6.214016" calcext:value-type="float">
            <text:p>6.214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9280266666667" calcext:value-type="float">
            <text:p>2.8928</text:p>
          </table:table-cell>
          <table:table-cell office:value-type="float" office:value="2.43701733333333" calcext:value-type="float">
            <text:p>2.43702</text:p>
          </table:table-cell>
          <table:table-cell office:value-type="float" office:value="7.251904" calcext:value-type="float">
            <text:p>7.251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87769466666667" calcext:value-type="float">
            <text:p>2.87769</text:p>
          </table:table-cell>
          <table:table-cell office:value-type="float" office:value="2.29778533333333" calcext:value-type="float">
            <text:p>2.29779</text:p>
          </table:table-cell>
          <table:table-cell office:value-type="float" office:value="5.677504" calcext:value-type="float">
            <text:p>5.67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70568" calcext:value-type="float">
            <text:p>2.87057</text:p>
          </table:table-cell>
          <table:table-cell office:value-type="float" office:value="2.40567333333333" calcext:value-type="float">
            <text:p>2.40567</text:p>
          </table:table-cell>
          <table:table-cell office:value-type="float" office:value="5.665808" calcext:value-type="float">
            <text:p>5.665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86053333333333" calcext:value-type="float">
            <text:p>2.86053</text:p>
          </table:table-cell>
          <table:table-cell office:value-type="float" office:value="2.42414533333333" calcext:value-type="float">
            <text:p>2.42415</text:p>
          </table:table-cell>
          <table:table-cell office:value-type="float" office:value="7.274032" calcext:value-type="float">
            <text:p>7.2740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5138666666667" calcext:value-type="float">
            <text:p>2.85139</text:p>
          </table:table-cell>
          <table:table-cell office:value-type="float" office:value="2.17680533333333" calcext:value-type="float">
            <text:p>2.17681</text:p>
          </table:table-cell>
          <table:table-cell office:value-type="float" office:value="5.464496" calcext:value-type="float">
            <text:p>5.46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4663866666667" calcext:value-type="float">
            <text:p>2.84664</text:p>
          </table:table-cell>
          <table:table-cell office:value-type="float" office:value="2.29491466666667" calcext:value-type="float">
            <text:p>2.29491</text:p>
          </table:table-cell>
          <table:table-cell office:value-type="float" office:value="5.638512" calcext:value-type="float">
            <text:p>5.6385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037333333333" calcext:value-type="float">
            <text:p>2.83037</text:p>
          </table:table-cell>
          <table:table-cell office:value-type="float" office:value="2.18096133333333" calcext:value-type="float">
            <text:p>2.18096</text:p>
          </table:table-cell>
          <table:table-cell office:value-type="float" office:value="5.342496" calcext:value-type="float">
            <text:p>5.34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23024" calcext:value-type="float">
            <text:p>2.82302</text:p>
          </table:table-cell>
          <table:table-cell office:value-type="float" office:value="2.4782" calcext:value-type="float">
            <text:p>2.4782</text:p>
          </table:table-cell>
          <table:table-cell office:value-type="float" office:value="6.84696" calcext:value-type="float">
            <text:p>6.846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962666666667" calcext:value-type="float">
            <text:p>2.79963</text:p>
          </table:table-cell>
          <table:table-cell office:value-type="float" office:value="2.48017733333333" calcext:value-type="float">
            <text:p>2.48018</text:p>
          </table:table-cell>
          <table:table-cell office:value-type="float" office:value="6.939696" calcext:value-type="float">
            <text:p>6.93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.78829066666667" calcext:value-type="float">
            <text:p>2.78829</text:p>
          </table:table-cell>
          <table:table-cell office:value-type="float" office:value="1.98863333333333" calcext:value-type="float">
            <text:p>1.98863</text:p>
          </table:table-cell>
          <table:table-cell office:value-type="float" office:value="5.397264" calcext:value-type="float">
            <text:p>5.397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8252666666667" calcext:value-type="float">
            <text:p>2.78253</text:p>
          </table:table-cell>
          <table:table-cell office:value-type="float" office:value="2.33367866666667" calcext:value-type="float">
            <text:p>2.33368</text:p>
          </table:table-cell>
          <table:table-cell office:value-type="float" office:value="4.972208" calcext:value-type="float">
            <text:p>4.972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779392" calcext:value-type="float">
            <text:p>2.77939</text:p>
          </table:table-cell>
          <table:table-cell office:value-type="float" office:value="2.201696" calcext:value-type="float">
            <text:p>2.2017</text:p>
          </table:table-cell>
          <table:table-cell office:value-type="float" office:value="6.822672" calcext:value-type="float">
            <text:p>6.822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59616" calcext:value-type="float">
            <text:p>2.75962</text:p>
          </table:table-cell>
          <table:table-cell office:value-type="float" office:value="2.34843066666667" calcext:value-type="float">
            <text:p>2.34843</text:p>
          </table:table-cell>
          <table:table-cell office:value-type="float" office:value="4.96672" calcext:value-type="float">
            <text:p>4.9667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75566133333333" calcext:value-type="float">
            <text:p>2.75566</text:p>
          </table:table-cell>
          <table:table-cell office:value-type="float" office:value="2.33554666666667" calcext:value-type="float">
            <text:p>2.33555</text:p>
          </table:table-cell>
          <table:table-cell office:value-type="float" office:value="5.7876" calcext:value-type="float">
            <text:p>5.78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543333333333" calcext:value-type="float">
            <text:p>2.74543</text:p>
          </table:table-cell>
          <table:table-cell office:value-type="float" office:value="2.353828" calcext:value-type="float">
            <text:p>2.35383</text:p>
          </table:table-cell>
          <table:table-cell office:value-type="float" office:value="5.456672" calcext:value-type="float">
            <text:p>5.456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30436" calcext:value-type="float">
            <text:p>2.73044</text:p>
          </table:table-cell>
          <table:table-cell office:value-type="float" office:value="2.340936" calcext:value-type="float">
            <text:p>2.34094</text:p>
          </table:table-cell>
          <table:table-cell office:value-type="float" office:value="6.153296" calcext:value-type="float">
            <text:p>6.15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718212" calcext:value-type="float">
            <text:p>2.71821</text:p>
          </table:table-cell>
          <table:table-cell office:value-type="float" office:value="2.19968133333333" calcext:value-type="float">
            <text:p>2.19968</text:p>
          </table:table-cell>
          <table:table-cell office:value-type="float" office:value="3.904192" calcext:value-type="float">
            <text:p>3.9041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7526666666667" calcext:value-type="float">
            <text:p>2.67527</text:p>
          </table:table-cell>
          <table:table-cell office:value-type="float" office:value="2.086756" calcext:value-type="float">
            <text:p>2.08676</text:p>
          </table:table-cell>
          <table:table-cell office:value-type="float" office:value="4.355216" calcext:value-type="float">
            <text:p>4.355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5376533333333" calcext:value-type="float">
            <text:p>2.65377</text:p>
          </table:table-cell>
          <table:table-cell office:value-type="float" office:value="2.34889733333333" calcext:value-type="float">
            <text:p>2.3489</text:p>
          </table:table-cell>
          <table:table-cell office:value-type="float" office:value="5.287344" calcext:value-type="float">
            <text:p>5.287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4702133333333" calcext:value-type="float">
            <text:p>2.64702</text:p>
          </table:table-cell>
          <table:table-cell office:value-type="float" office:value="2.101772" calcext:value-type="float">
            <text:p>2.10177</text:p>
          </table:table-cell>
          <table:table-cell office:value-type="float" office:value="4.34824" calcext:value-type="float">
            <text:p>4.348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63332933333333" calcext:value-type="float">
            <text:p>2.63333</text:p>
          </table:table-cell>
          <table:table-cell office:value-type="float" office:value="2.35117066666667" calcext:value-type="float">
            <text:p>2.35117</text:p>
          </table:table-cell>
          <table:table-cell office:value-type="float" office:value="5.21864" calcext:value-type="float">
            <text:p>5.218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1312666666667" calcext:value-type="float">
            <text:p>2.61313</text:p>
          </table:table-cell>
          <table:table-cell office:value-type="float" office:value="2.10142" calcext:value-type="float">
            <text:p>2.10142</text:p>
          </table:table-cell>
          <table:table-cell office:value-type="float" office:value="3.744576" calcext:value-type="float">
            <text:p>3.744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9971066666667" calcext:value-type="float">
            <text:p>2.59971</text:p>
          </table:table-cell>
          <table:table-cell office:value-type="float" office:value="2.12855066666667" calcext:value-type="float">
            <text:p>2.12855</text:p>
          </table:table-cell>
          <table:table-cell office:value-type="float" office:value="3.848448" calcext:value-type="float">
            <text:p>3.848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584328" calcext:value-type="float">
            <text:p>2.58433</text:p>
          </table:table-cell>
          <table:table-cell office:value-type="float" office:value="2.105736" calcext:value-type="float">
            <text:p>2.10574</text:p>
          </table:table-cell>
          <table:table-cell office:value-type="float" office:value="4.3192" calcext:value-type="float">
            <text:p>4.31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4822266666667" calcext:value-type="float">
            <text:p>2.54822</text:p>
          </table:table-cell>
          <table:table-cell office:value-type="float" office:value="2.25521466666667" calcext:value-type="float">
            <text:p>2.25521</text:p>
          </table:table-cell>
          <table:table-cell office:value-type="float" office:value="4.729136" calcext:value-type="float">
            <text:p>4.729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4612933333333" calcext:value-type="float">
            <text:p>2.54613</text:p>
          </table:table-cell>
          <table:table-cell office:value-type="float" office:value="2.102376" calcext:value-type="float">
            <text:p>2.10238</text:p>
          </table:table-cell>
          <table:table-cell office:value-type="float" office:value="5.858944" calcext:value-type="float">
            <text:p>5.858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42732" calcext:value-type="float">
            <text:p>2.54273</text:p>
          </table:table-cell>
          <table:table-cell office:value-type="float" office:value="2.27936" calcext:value-type="float">
            <text:p>2.27936</text:p>
          </table:table-cell>
          <table:table-cell office:value-type="float" office:value="4.701392" calcext:value-type="float">
            <text:p>4.7013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530392" calcext:value-type="float">
            <text:p>2.53039</text:p>
          </table:table-cell>
          <table:table-cell office:value-type="float" office:value="2.40376133333333" calcext:value-type="float">
            <text:p>2.40376</text:p>
          </table:table-cell>
          <table:table-cell office:value-type="float" office:value="5.75696" calcext:value-type="float">
            <text:p>5.756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22452" calcext:value-type="float">
            <text:p>2.52245</text:p>
          </table:table-cell>
          <table:table-cell office:value-type="float" office:value="2.424996" calcext:value-type="float">
            <text:p>2.425</text:p>
          </table:table-cell>
          <table:table-cell office:value-type="float" office:value="5.625296" calcext:value-type="float">
            <text:p>5.62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51258266666667" calcext:value-type="float">
            <text:p>2.51258</text:p>
          </table:table-cell>
          <table:table-cell office:value-type="float" office:value="2.285328" calcext:value-type="float">
            <text:p>2.28533</text:p>
          </table:table-cell>
          <table:table-cell office:value-type="float" office:value="3.605952" calcext:value-type="float">
            <text:p>3.605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0435333333333" calcext:value-type="float">
            <text:p>2.50435</text:p>
          </table:table-cell>
          <table:table-cell office:value-type="float" office:value="2.294336" calcext:value-type="float">
            <text:p>2.29434</text:p>
          </table:table-cell>
          <table:table-cell office:value-type="float" office:value="4.3216" calcext:value-type="float">
            <text:p>4.32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724" calcext:value-type="float">
            <text:p>2.49972</text:p>
          </table:table-cell>
          <table:table-cell office:value-type="float" office:value="2.300792" calcext:value-type="float">
            <text:p>2.30079</text:p>
          </table:table-cell>
          <table:table-cell office:value-type="float" office:value="3.621152" calcext:value-type="float">
            <text:p>3.621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6622533333333" calcext:value-type="float">
            <text:p>2.46623</text:p>
          </table:table-cell>
          <table:table-cell office:value-type="float" office:value="2.41813733333333" calcext:value-type="float">
            <text:p>2.41814</text:p>
          </table:table-cell>
          <table:table-cell office:value-type="float" office:value="5.93184" calcext:value-type="float">
            <text:p>5.931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4656266666667" calcext:value-type="float">
            <text:p>2.34656</text:p>
          </table:table-cell>
          <table:table-cell office:value-type="float" office:value="2.40023733333333" calcext:value-type="float">
            <text:p>2.40024</text:p>
          </table:table-cell>
          <table:table-cell office:value-type="float" office:value="5.828864" calcext:value-type="float">
            <text:p>5.828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0111466666667" calcext:value-type="float">
            <text:p>2.90111</text:p>
          </table:table-cell>
          <table:table-cell office:value-type="float" office:value="2.38934266666667" calcext:value-type="float">
            <text:p>2.38934</text:p>
          </table:table-cell>
          <table:table-cell office:value-type="float" office:value="5.637888" calcext:value-type="float">
            <text:p>5.637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8881866666667" calcext:value-type="float">
            <text:p>2.78882</text:p>
          </table:table-cell>
          <table:table-cell office:value-type="float" office:value="2.380104" calcext:value-type="float">
            <text:p>2.3801</text:p>
          </table:table-cell>
          <table:table-cell office:value-type="float" office:value="5.21128" calcext:value-type="float">
            <text:p>5.211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00651866666667" calcext:value-type="float">
            <text:p>3.00652</text:p>
          </table:table-cell>
          <table:table-cell office:value-type="float" office:value="2.34419333333333" calcext:value-type="float">
            <text:p>2.34419</text:p>
          </table:table-cell>
          <table:table-cell office:value-type="float" office:value="6.696656" calcext:value-type="float">
            <text:p>6.696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66372" calcext:value-type="float">
            <text:p>2.76637</text:p>
          </table:table-cell>
          <table:table-cell office:value-type="float" office:value="2.335292" calcext:value-type="float">
            <text:p>2.33529</text:p>
          </table:table-cell>
          <table:table-cell office:value-type="float" office:value="6.010336" calcext:value-type="float">
            <text:p>6.010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8730666666667" calcext:value-type="float">
            <text:p>2.78731</text:p>
          </table:table-cell>
          <table:table-cell office:value-type="float" office:value="2.310128" calcext:value-type="float">
            <text:p>2.31013</text:p>
          </table:table-cell>
          <table:table-cell office:value-type="float" office:value="5.782352" calcext:value-type="float">
            <text:p>5.7823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9697333333333" calcext:value-type="float">
            <text:p>2.49697</text:p>
          </table:table-cell>
          <table:table-cell office:value-type="float" office:value="2.28801733333333" calcext:value-type="float">
            <text:p>2.28802</text:p>
          </table:table-cell>
          <table:table-cell office:value-type="float" office:value="4.238288" calcext:value-type="float">
            <text:p>4.238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5699866666667" calcext:value-type="float">
            <text:p>2.957</text:p>
          </table:table-cell>
          <table:table-cell office:value-type="float" office:value="2.24267333333333" calcext:value-type="float">
            <text:p>2.24267</text:p>
          </table:table-cell>
          <table:table-cell office:value-type="float" office:value="5.477792" calcext:value-type="float">
            <text:p>5.477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93582133333333" calcext:value-type="float">
            <text:p>2.93582</text:p>
          </table:table-cell>
          <table:table-cell office:value-type="float" office:value="2.21803066666667" calcext:value-type="float">
            <text:p>2.21803</text:p>
          </table:table-cell>
          <table:table-cell office:value-type="float" office:value="6.861328" calcext:value-type="float">
            <text:p>6.861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76209066666667" calcext:value-type="float">
            <text:p>2.76209</text:p>
          </table:table-cell>
          <table:table-cell office:value-type="float" office:value="2.21779333333333" calcext:value-type="float">
            <text:p>2.21779</text:p>
          </table:table-cell>
          <table:table-cell office:value-type="float" office:value="6.92352" calcext:value-type="float">
            <text:p>6.923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68094533333333" calcext:value-type="float">
            <text:p>2.68095</text:p>
          </table:table-cell>
          <table:table-cell office:value-type="float" office:value="2.21216266666667" calcext:value-type="float">
            <text:p>2.21216</text:p>
          </table:table-cell>
          <table:table-cell office:value-type="float" office:value="3.849792" calcext:value-type="float">
            <text:p>3.849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7398666666667" calcext:value-type="float">
            <text:p>2.97399</text:p>
          </table:table-cell>
          <table:table-cell office:value-type="float" office:value="2.19262133333333" calcext:value-type="float">
            <text:p>2.19262</text:p>
          </table:table-cell>
          <table:table-cell office:value-type="float" office:value="4.969712" calcext:value-type="float">
            <text:p>4.9697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57664" calcext:value-type="float">
            <text:p>2.55766</text:p>
          </table:table-cell>
          <table:table-cell office:value-type="float" office:value="2.09419733333333" calcext:value-type="float">
            <text:p>2.0942</text:p>
          </table:table-cell>
          <table:table-cell office:value-type="float" office:value="6.007936" calcext:value-type="float">
            <text:p>6.007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3527733333333" calcext:value-type="float">
            <text:p>2.53528</text:p>
          </table:table-cell>
          <table:table-cell office:value-type="float" office:value="2.08252266666667" calcext:value-type="float">
            <text:p>2.08252</text:p>
          </table:table-cell>
          <table:table-cell office:value-type="float" office:value="4.331744" calcext:value-type="float">
            <text:p>4.331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191733333333" calcext:value-type="float">
            <text:p>2.85192</text:p>
          </table:table-cell>
          <table:table-cell office:value-type="float" office:value="2.00207466666667" calcext:value-type="float">
            <text:p>2.00207</text:p>
          </table:table-cell>
          <table:table-cell office:value-type="float" office:value="5.591184" calcext:value-type="float">
            <text:p>5.591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0262266666667" calcext:value-type="float">
            <text:p>3.10262</text:p>
          </table:table-cell>
          <table:table-cell office:value-type="float" office:value="2.22958666666667" calcext:value-type="float">
            <text:p>2.22959</text:p>
          </table:table-cell>
          <table:table-cell office:value-type="float" office:value="7.029296" calcext:value-type="float">
            <text:p>7.02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769048" calcext:value-type="float">
            <text:p>2.76905</text:p>
          </table:table-cell>
          <table:table-cell table:formula="of:=AVERAGE([.BT1:.BT15])" office:value-type="float" office:value="2.28167644444444" calcext:value-type="float">
            <text:p>2.28168</text:p>
          </table:table-cell>
          <table:table-cell table:formula="of:=AVERAGE([.BU1:.BU15])" office:value-type="float" office:value="5.47952" calcext:value-type="float">
            <text:p>5.4795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3304533333333" calcext:value-type="float">
            <text:p>2.93305</text:p>
          </table:table-cell>
          <table:table-cell office:value-type="float" office:value="2.36701066666667" calcext:value-type="float">
            <text:p>2.36701</text:p>
          </table:table-cell>
          <table:table-cell office:value-type="float" office:value="6.1104" calcext:value-type="float">
            <text:p>6.11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95681546666667" calcext:value-type="float">
            <text:p>2.95682</text:p>
          </table:table-cell>
          <table:table-cell table:formula="of:=AVERAGE([.BT1:.BT5])" office:value-type="float" office:value="2.2749832" calcext:value-type="float">
            <text:p>2.27498</text:p>
          </table:table-cell>
          <table:table-cell table:formula="of:=AVERAGE([.BU1:.BU5])" office:value-type="float" office:value="6.3537344" calcext:value-type="float">
            <text:p>6.35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3140666666667" calcext:value-type="float">
            <text:p>2.93141</text:p>
          </table:table-cell>
          <table:table-cell office:value-type="float" office:value="2.207916" calcext:value-type="float">
            <text:p>2.20792</text:p>
          </table:table-cell>
          <table:table-cell office:value-type="float" office:value="5.575456" calcext:value-type="float">
            <text:p>5.575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242" calcext:value-type="float">
            <text:p>2.9242</text:p>
          </table:table-cell>
          <table:table-cell office:value-type="float" office:value="2.13338533333333" calcext:value-type="float">
            <text:p>2.13339</text:p>
          </table:table-cell>
          <table:table-cell office:value-type="float" office:value="5.801616" calcext:value-type="float">
            <text:p>5.801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9280266666667" calcext:value-type="float">
            <text:p>2.8928</text:p>
          </table:table-cell>
          <table:table-cell office:value-type="float" office:value="2.43701733333333" calcext:value-type="float">
            <text:p>2.43702</text:p>
          </table:table-cell>
          <table:table-cell office:value-type="float" office:value="7.251904" calcext:value-type="float">
            <text:p>7.251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87769466666667" calcext:value-type="float">
            <text:p>2.87769</text:p>
          </table:table-cell>
          <table:table-cell office:value-type="float" office:value="2.29778533333333" calcext:value-type="float">
            <text:p>2.29779</text:p>
          </table:table-cell>
          <table:table-cell office:value-type="float" office:value="5.677504" calcext:value-type="float">
            <text:p>5.67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5138666666667" calcext:value-type="float">
            <text:p>2.85139</text:p>
          </table:table-cell>
          <table:table-cell office:value-type="float" office:value="2.17680533333333" calcext:value-type="float">
            <text:p>2.17681</text:p>
          </table:table-cell>
          <table:table-cell office:value-type="float" office:value="5.464496" calcext:value-type="float">
            <text:p>5.46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962666666667" calcext:value-type="float">
            <text:p>2.79963</text:p>
          </table:table-cell>
          <table:table-cell office:value-type="float" office:value="2.48017733333333" calcext:value-type="float">
            <text:p>2.48018</text:p>
          </table:table-cell>
          <table:table-cell office:value-type="float" office:value="6.939696" calcext:value-type="float">
            <text:p>6.93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59616" calcext:value-type="float">
            <text:p>2.75962</text:p>
          </table:table-cell>
          <table:table-cell office:value-type="float" office:value="2.34843066666667" calcext:value-type="float">
            <text:p>2.34843</text:p>
          </table:table-cell>
          <table:table-cell office:value-type="float" office:value="4.96672" calcext:value-type="float">
            <text:p>4.9667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4702133333333" calcext:value-type="float">
            <text:p>2.64702</text:p>
          </table:table-cell>
          <table:table-cell office:value-type="float" office:value="2.101772" calcext:value-type="float">
            <text:p>2.10177</text:p>
          </table:table-cell>
          <table:table-cell office:value-type="float" office:value="4.34824" calcext:value-type="float">
            <text:p>4.348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63332933333333" calcext:value-type="float">
            <text:p>2.63333</text:p>
          </table:table-cell>
          <table:table-cell office:value-type="float" office:value="2.35117066666667" calcext:value-type="float">
            <text:p>2.35117</text:p>
          </table:table-cell>
          <table:table-cell office:value-type="float" office:value="5.21864" calcext:value-type="float">
            <text:p>5.218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9971066666667" calcext:value-type="float">
            <text:p>2.59971</text:p>
          </table:table-cell>
          <table:table-cell office:value-type="float" office:value="2.12855066666667" calcext:value-type="float">
            <text:p>2.12855</text:p>
          </table:table-cell>
          <table:table-cell office:value-type="float" office:value="3.848448" calcext:value-type="float">
            <text:p>3.848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4822266666667" calcext:value-type="float">
            <text:p>2.54822</text:p>
          </table:table-cell>
          <table:table-cell office:value-type="float" office:value="2.25521466666667" calcext:value-type="float">
            <text:p>2.25521</text:p>
          </table:table-cell>
          <table:table-cell office:value-type="float" office:value="4.729136" calcext:value-type="float">
            <text:p>4.729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22452" calcext:value-type="float">
            <text:p>2.52245</text:p>
          </table:table-cell>
          <table:table-cell office:value-type="float" office:value="2.424996" calcext:value-type="float">
            <text:p>2.425</text:p>
          </table:table-cell>
          <table:table-cell office:value-type="float" office:value="5.625296" calcext:value-type="float">
            <text:p>5.62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51258266666667" calcext:value-type="float">
            <text:p>2.51258</text:p>
          </table:table-cell>
          <table:table-cell office:value-type="float" office:value="2.285328" calcext:value-type="float">
            <text:p>2.28533</text:p>
          </table:table-cell>
          <table:table-cell office:value-type="float" office:value="3.605952" calcext:value-type="float">
            <text:p>3.605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0813466666667" calcext:value-type="float">
            <text:p>3.10813</text:p>
          </table:table-cell>
          <table:table-cell office:value-type="float" office:value="2.209604" calcext:value-type="float">
            <text:p>2.2096</text:p>
          </table:table-cell>
          <table:table-cell office:value-type="float" office:value="6.918304" calcext:value-type="float">
            <text:p>6.918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77294266666667" calcext:value-type="float">
            <text:p>2.77294</text:p>
          </table:table-cell>
          <table:table-cell table:formula="of:=AVERAGE([.BT16:.BT30])" office:value-type="float" office:value="2.27863733333333" calcext:value-type="float">
            <text:p>2.27864</text:p>
          </table:table-cell>
          <table:table-cell table:formula="of:=AVERAGE([.BU16:.BU30])" office:value-type="float" office:value="5.45805653333333" calcext:value-type="float">
            <text:p>5.45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5969866666667" calcext:value-type="float">
            <text:p>2.9597</text:p>
          </table:table-cell>
          <table:table-cell office:value-type="float" office:value="2.16210666666667" calcext:value-type="float">
            <text:p>2.16211</text:p>
          </table:table-cell>
          <table:table-cell office:value-type="float" office:value="5.769968" calcext:value-type="float">
            <text:p>5.7699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95931413333333" calcext:value-type="float">
            <text:p>2.95931</text:p>
          </table:table-cell>
          <table:table-cell table:formula="of:=AVERAGE([.BT16:.BT20])" office:value-type="float" office:value="2.27416373333333" calcext:value-type="float">
            <text:p>2.27416</text:p>
          </table:table-cell>
          <table:table-cell table:formula="of:=AVERAGE([.BU16:.BU20])" office:value-type="float" office:value="6.3208064" calcext:value-type="float">
            <text:p>6.320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4629466666667" calcext:value-type="float">
            <text:p>2.94629</text:p>
          </table:table-cell>
          <table:table-cell office:value-type="float" office:value="2.20270533333333" calcext:value-type="float">
            <text:p>2.20271</text:p>
          </table:table-cell>
          <table:table-cell office:value-type="float" office:value="5.427712" calcext:value-type="float">
            <text:p>5.4277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2190933333333" calcext:value-type="float">
            <text:p>2.92191</text:p>
          </table:table-cell>
          <table:table-cell office:value-type="float" office:value="2.37225733333333" calcext:value-type="float">
            <text:p>2.37226</text:p>
          </table:table-cell>
          <table:table-cell office:value-type="float" office:value="6.214016" calcext:value-type="float">
            <text:p>6.214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86053333333333" calcext:value-type="float">
            <text:p>2.86053</text:p>
          </table:table-cell>
          <table:table-cell office:value-type="float" office:value="2.42414533333333" calcext:value-type="float">
            <text:p>2.42415</text:p>
          </table:table-cell>
          <table:table-cell office:value-type="float" office:value="7.274032" calcext:value-type="float">
            <text:p>7.2740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4663866666667" calcext:value-type="float">
            <text:p>2.84664</text:p>
          </table:table-cell>
          <table:table-cell office:value-type="float" office:value="2.29491466666667" calcext:value-type="float">
            <text:p>2.29491</text:p>
          </table:table-cell>
          <table:table-cell office:value-type="float" office:value="5.638512" calcext:value-type="float">
            <text:p>5.6385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037333333333" calcext:value-type="float">
            <text:p>2.83037</text:p>
          </table:table-cell>
          <table:table-cell office:value-type="float" office:value="2.18096133333333" calcext:value-type="float">
            <text:p>2.18096</text:p>
          </table:table-cell>
          <table:table-cell office:value-type="float" office:value="5.342496" calcext:value-type="float">
            <text:p>5.34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23024" calcext:value-type="float">
            <text:p>2.82302</text:p>
          </table:table-cell>
          <table:table-cell office:value-type="float" office:value="2.4782" calcext:value-type="float">
            <text:p>2.4782</text:p>
          </table:table-cell>
          <table:table-cell office:value-type="float" office:value="6.84696" calcext:value-type="float">
            <text:p>6.846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8252666666667" calcext:value-type="float">
            <text:p>2.78253</text:p>
          </table:table-cell>
          <table:table-cell office:value-type="float" office:value="2.33367866666667" calcext:value-type="float">
            <text:p>2.33368</text:p>
          </table:table-cell>
          <table:table-cell office:value-type="float" office:value="4.972208" calcext:value-type="float">
            <text:p>4.972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7526666666667" calcext:value-type="float">
            <text:p>2.67527</text:p>
          </table:table-cell>
          <table:table-cell office:value-type="float" office:value="2.086756" calcext:value-type="float">
            <text:p>2.08676</text:p>
          </table:table-cell>
          <table:table-cell office:value-type="float" office:value="4.355216" calcext:value-type="float">
            <text:p>4.355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5376533333333" calcext:value-type="float">
            <text:p>2.65377</text:p>
          </table:table-cell>
          <table:table-cell office:value-type="float" office:value="2.34889733333333" calcext:value-type="float">
            <text:p>2.3489</text:p>
          </table:table-cell>
          <table:table-cell office:value-type="float" office:value="5.287344" calcext:value-type="float">
            <text:p>5.287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1312666666667" calcext:value-type="float">
            <text:p>2.61313</text:p>
          </table:table-cell>
          <table:table-cell office:value-type="float" office:value="2.10142" calcext:value-type="float">
            <text:p>2.10142</text:p>
          </table:table-cell>
          <table:table-cell office:value-type="float" office:value="3.744576" calcext:value-type="float">
            <text:p>3.744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42732" calcext:value-type="float">
            <text:p>2.54273</text:p>
          </table:table-cell>
          <table:table-cell office:value-type="float" office:value="2.27936" calcext:value-type="float">
            <text:p>2.27936</text:p>
          </table:table-cell>
          <table:table-cell office:value-type="float" office:value="4.701392" calcext:value-type="float">
            <text:p>4.7013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530392" calcext:value-type="float">
            <text:p>2.53039</text:p>
          </table:table-cell>
          <table:table-cell office:value-type="float" office:value="2.40376133333333" calcext:value-type="float">
            <text:p>2.40376</text:p>
          </table:table-cell>
          <table:table-cell office:value-type="float" office:value="5.75696" calcext:value-type="float">
            <text:p>5.756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99724" calcext:value-type="float">
            <text:p>2.49972</text:p>
          </table:table-cell>
          <table:table-cell office:value-type="float" office:value="2.300792" calcext:value-type="float">
            <text:p>2.30079</text:p>
          </table:table-cell>
          <table:table-cell office:value-type="float" office:value="3.621152" calcext:value-type="float">
            <text:p>3.621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8862533333333" calcext:value-type="float">
            <text:p>2.98863</text:p>
          </table:table-cell>
          <table:table-cell office:value-type="float" office:value="2.19363066666667" calcext:value-type="float">
            <text:p>2.19363</text:p>
          </table:table-cell>
          <table:table-cell office:value-type="float" office:value="4.92304" calcext:value-type="float">
            <text:p>4.923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75979466666667" calcext:value-type="float">
            <text:p>2.75979</text:p>
          </table:table-cell>
          <table:table-cell table:formula="of:=AVERAGE([.BT31:.BT45])" office:value-type="float" office:value="2.24732915555556" calcext:value-type="float">
            <text:p>2.24733</text:p>
          </table:table-cell>
          <table:table-cell table:formula="of:=AVERAGE([.BU31:.BU45])" office:value-type="float" office:value="5.5688544" calcext:value-type="float">
            <text:p>5.5688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985828" calcext:value-type="float">
            <text:p>2.98583</text:p>
          </table:table-cell>
          <table:table-cell office:value-type="float" office:value="2.24131333333333" calcext:value-type="float">
            <text:p>2.24131</text:p>
          </table:table-cell>
          <table:table-cell office:value-type="float" office:value="5.517248" calcext:value-type="float">
            <text:p>5.517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95569173333333" calcext:value-type="float">
            <text:p>2.95569</text:p>
          </table:table-cell>
          <table:table-cell table:formula="of:=AVERAGE([.BT31:.BT35])" office:value-type="float" office:value="2.27380613333333" calcext:value-type="float">
            <text:p>2.27381</text:p>
          </table:table-cell>
          <table:table-cell table:formula="of:=AVERAGE([.BU31:.BU35])" office:value-type="float" office:value="5.9159072" calcext:value-type="float">
            <text:p>5.91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7023733333333" calcext:value-type="float">
            <text:p>2.97024</text:p>
          </table:table-cell>
          <table:table-cell office:value-type="float" office:value="2.19280133333333" calcext:value-type="float">
            <text:p>2.1928</text:p>
          </table:table-cell>
          <table:table-cell office:value-type="float" office:value="6.874288" calcext:value-type="float">
            <text:p>6.874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9632" calcext:value-type="float">
            <text:p>2.9632</text:p>
          </table:table-cell>
          <table:table-cell office:value-type="float" office:value="2.335612" calcext:value-type="float">
            <text:p>2.33561</text:p>
          </table:table-cell>
          <table:table-cell office:value-type="float" office:value="6.599152" calcext:value-type="float">
            <text:p>6.599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70568" calcext:value-type="float">
            <text:p>2.87057</text:p>
          </table:table-cell>
          <table:table-cell office:value-type="float" office:value="2.40567333333333" calcext:value-type="float">
            <text:p>2.40567</text:p>
          </table:table-cell>
          <table:table-cell office:value-type="float" office:value="5.665808" calcext:value-type="float">
            <text:p>5.665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.78829066666667" calcext:value-type="float">
            <text:p>2.78829</text:p>
          </table:table-cell>
          <table:table-cell office:value-type="float" office:value="1.98863333333333" calcext:value-type="float">
            <text:p>1.98863</text:p>
          </table:table-cell>
          <table:table-cell office:value-type="float" office:value="5.397264" calcext:value-type="float">
            <text:p>5.397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779392" calcext:value-type="float">
            <text:p>2.77939</text:p>
          </table:table-cell>
          <table:table-cell office:value-type="float" office:value="2.201696" calcext:value-type="float">
            <text:p>2.2017</text:p>
          </table:table-cell>
          <table:table-cell office:value-type="float" office:value="6.822672" calcext:value-type="float">
            <text:p>6.822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75566133333333" calcext:value-type="float">
            <text:p>2.75566</text:p>
          </table:table-cell>
          <table:table-cell office:value-type="float" office:value="2.33554666666667" calcext:value-type="float">
            <text:p>2.33555</text:p>
          </table:table-cell>
          <table:table-cell office:value-type="float" office:value="5.7876" calcext:value-type="float">
            <text:p>5.78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543333333333" calcext:value-type="float">
            <text:p>2.74543</text:p>
          </table:table-cell>
          <table:table-cell office:value-type="float" office:value="2.353828" calcext:value-type="float">
            <text:p>2.35383</text:p>
          </table:table-cell>
          <table:table-cell office:value-type="float" office:value="5.456672" calcext:value-type="float">
            <text:p>5.456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30436" calcext:value-type="float">
            <text:p>2.73044</text:p>
          </table:table-cell>
          <table:table-cell office:value-type="float" office:value="2.340936" calcext:value-type="float">
            <text:p>2.34094</text:p>
          </table:table-cell>
          <table:table-cell office:value-type="float" office:value="6.153296" calcext:value-type="float">
            <text:p>6.15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718212" calcext:value-type="float">
            <text:p>2.71821</text:p>
          </table:table-cell>
          <table:table-cell office:value-type="float" office:value="2.19968133333333" calcext:value-type="float">
            <text:p>2.19968</text:p>
          </table:table-cell>
          <table:table-cell office:value-type="float" office:value="3.904192" calcext:value-type="float">
            <text:p>3.9041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584328" calcext:value-type="float">
            <text:p>2.58433</text:p>
          </table:table-cell>
          <table:table-cell office:value-type="float" office:value="2.105736" calcext:value-type="float">
            <text:p>2.10574</text:p>
          </table:table-cell>
          <table:table-cell office:value-type="float" office:value="4.3192" calcext:value-type="float">
            <text:p>4.31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4612933333333" calcext:value-type="float">
            <text:p>2.54613</text:p>
          </table:table-cell>
          <table:table-cell office:value-type="float" office:value="2.102376" calcext:value-type="float">
            <text:p>2.10238</text:p>
          </table:table-cell>
          <table:table-cell office:value-type="float" office:value="5.858944" calcext:value-type="float">
            <text:p>5.858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0435333333333" calcext:value-type="float">
            <text:p>2.50435</text:p>
          </table:table-cell>
          <table:table-cell office:value-type="float" office:value="2.294336" calcext:value-type="float">
            <text:p>2.29434</text:p>
          </table:table-cell>
          <table:table-cell office:value-type="float" office:value="4.3216" calcext:value-type="float">
            <text:p>4.321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6622533333333" calcext:value-type="float">
            <text:p>2.46623</text:p>
          </table:table-cell>
          <table:table-cell office:value-type="float" office:value="2.41813733333333" calcext:value-type="float">
            <text:p>2.41814</text:p>
          </table:table-cell>
          <table:table-cell office:value-type="float" office:value="5.93184" calcext:value-type="float">
            <text:p>5.931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4656266666667" calcext:value-type="float">
            <text:p>2.34656</text:p>
          </table:table-cell>
          <table:table-cell office:value-type="float" office:value="2.40023733333333" calcext:value-type="float">
            <text:p>2.40024</text:p>
          </table:table-cell>
          <table:table-cell office:value-type="float" office:value="5.828864" calcext:value-type="float">
            <text:p>5.828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75655786666667" calcext:value-type="float">
            <text:p>2.75656</text:p>
          </table:table-cell>
          <table:table-cell table:formula="of:=AVERAGE([.BT46:.BT60])" office:value-type="float" office:value="2.24729271111111" calcext:value-type="float">
            <text:p>2.24729</text:p>
          </table:table-cell>
          <table:table-cell table:formula="of:=AVERAGE([.BU46:.BU60])" office:value-type="float" office:value="5.5612448" calcext:value-type="float">
            <text:p>5.56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0111466666667" calcext:value-type="float">
            <text:p>2.90111</text:p>
          </table:table-cell>
          <table:table-cell office:value-type="float" office:value="2.38934266666667" calcext:value-type="float">
            <text:p>2.38934</text:p>
          </table:table-cell>
          <table:table-cell office:value-type="float" office:value="5.637888" calcext:value-type="float">
            <text:p>5.637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76187733333333" calcext:value-type="float">
            <text:p>2.76188</text:p>
          </table:table-cell>
          <table:table-cell table:formula="of:=AVERAGE([.BT46:.BT50])" office:value-type="float" office:value="2.36983386666667" calcext:value-type="float">
            <text:p>2.36983</text:p>
          </table:table-cell>
          <table:table-cell table:formula="of:=AVERAGE([.BU46:.BU50])" office:value-type="float" office:value="5.8770048" calcext:value-type="float">
            <text:p>5.87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8881866666667" calcext:value-type="float">
            <text:p>2.78882</text:p>
          </table:table-cell>
          <table:table-cell office:value-type="float" office:value="2.380104" calcext:value-type="float">
            <text:p>2.3801</text:p>
          </table:table-cell>
          <table:table-cell office:value-type="float" office:value="5.21128" calcext:value-type="float">
            <text:p>5.211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00651866666667" calcext:value-type="float">
            <text:p>3.00652</text:p>
          </table:table-cell>
          <table:table-cell office:value-type="float" office:value="2.34419333333333" calcext:value-type="float">
            <text:p>2.34419</text:p>
          </table:table-cell>
          <table:table-cell office:value-type="float" office:value="6.696656" calcext:value-type="float">
            <text:p>6.696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66372" calcext:value-type="float">
            <text:p>2.76637</text:p>
          </table:table-cell>
          <table:table-cell office:value-type="float" office:value="2.335292" calcext:value-type="float">
            <text:p>2.33529</text:p>
          </table:table-cell>
          <table:table-cell office:value-type="float" office:value="6.010336" calcext:value-type="float">
            <text:p>6.010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8730666666667" calcext:value-type="float">
            <text:p>2.78731</text:p>
          </table:table-cell>
          <table:table-cell office:value-type="float" office:value="2.310128" calcext:value-type="float">
            <text:p>2.31013</text:p>
          </table:table-cell>
          <table:table-cell office:value-type="float" office:value="5.782352" calcext:value-type="float">
            <text:p>5.7823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9697333333333" calcext:value-type="float">
            <text:p>2.49697</text:p>
          </table:table-cell>
          <table:table-cell office:value-type="float" office:value="2.28801733333333" calcext:value-type="float">
            <text:p>2.28802</text:p>
          </table:table-cell>
          <table:table-cell office:value-type="float" office:value="4.238288" calcext:value-type="float">
            <text:p>4.238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5699866666667" calcext:value-type="float">
            <text:p>2.957</text:p>
          </table:table-cell>
          <table:table-cell office:value-type="float" office:value="2.24267333333333" calcext:value-type="float">
            <text:p>2.24267</text:p>
          </table:table-cell>
          <table:table-cell office:value-type="float" office:value="5.477792" calcext:value-type="float">
            <text:p>5.477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93582133333333" calcext:value-type="float">
            <text:p>2.93582</text:p>
          </table:table-cell>
          <table:table-cell office:value-type="float" office:value="2.21803066666667" calcext:value-type="float">
            <text:p>2.21803</text:p>
          </table:table-cell>
          <table:table-cell office:value-type="float" office:value="6.861328" calcext:value-type="float">
            <text:p>6.861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76209066666667" calcext:value-type="float">
            <text:p>2.76209</text:p>
          </table:table-cell>
          <table:table-cell office:value-type="float" office:value="2.21779333333333" calcext:value-type="float">
            <text:p>2.21779</text:p>
          </table:table-cell>
          <table:table-cell office:value-type="float" office:value="6.92352" calcext:value-type="float">
            <text:p>6.923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68094533333333" calcext:value-type="float">
            <text:p>2.68095</text:p>
          </table:table-cell>
          <table:table-cell office:value-type="float" office:value="2.21216266666667" calcext:value-type="float">
            <text:p>2.21216</text:p>
          </table:table-cell>
          <table:table-cell office:value-type="float" office:value="3.849792" calcext:value-type="float">
            <text:p>3.849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7398666666667" calcext:value-type="float">
            <text:p>2.97399</text:p>
          </table:table-cell>
          <table:table-cell office:value-type="float" office:value="2.19262133333333" calcext:value-type="float">
            <text:p>2.19262</text:p>
          </table:table-cell>
          <table:table-cell office:value-type="float" office:value="4.969712" calcext:value-type="float">
            <text:p>4.9697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57664" calcext:value-type="float">
            <text:p>2.55766</text:p>
          </table:table-cell>
          <table:table-cell office:value-type="float" office:value="2.09419733333333" calcext:value-type="float">
            <text:p>2.0942</text:p>
          </table:table-cell>
          <table:table-cell office:value-type="float" office:value="6.007936" calcext:value-type="float">
            <text:p>6.007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3527733333333" calcext:value-type="float">
            <text:p>2.53528</text:p>
          </table:table-cell>
          <table:table-cell office:value-type="float" office:value="2.08252266666667" calcext:value-type="float">
            <text:p>2.08252</text:p>
          </table:table-cell>
          <table:table-cell office:value-type="float" office:value="4.331744" calcext:value-type="float">
            <text:p>4.3317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191733333333" calcext:value-type="float">
            <text:p>2.85192</text:p>
          </table:table-cell>
          <table:table-cell office:value-type="float" office:value="2.00207466666667" calcext:value-type="float">
            <text:p>2.00207</text:p>
          </table:table-cell>
          <table:table-cell office:value-type="float" office:value="5.591184" calcext:value-type="float">
            <text:p>5.591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6T10:04:51.956628093</dc:date>
    <meta:document-statistic meta:table-count="2" meta:cell-count="9024" meta:object-count="0"/>
    <meta:generator>LibreOffice/4.2.8.2$Linux_X86_64 LibreOffice_project/420m0$Build-2</meta:generator>
  </office:meta>
</office:document-meta>
</file>